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alues" table:style-name="ta1">
        <table:shapes>
          <draw:frame draw:z-index="0" draw:style-name="gr1" draw:text-style-name="P1" svg:width="159.99mm" svg:height="89.99mm" svg:x="61.63mm" svg:y="0.01mm">
            <loext:p draw:notify-on-update-of-ranges="values.A1:values.A6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7.85mm" svg:y="4.46mm">
            <loext:p draw:notify-on-update-of-ranges="values.B2:values.B6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51.92mm" svg:y="76.17mm">
            <loext:p draw:notify-on-update-of-ranges="values.C2:values.C6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table:formula="of:=[.A3]-[.B3]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4" calcext:value-type="float">
            <text:p>-284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table:formula="of:=[.A10]-[.B10]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4" calcext:value-type="float">
            <text:p>-284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4" calcext:value-type="float">
            <text:p>-284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464" calcext:value-type="float">
            <text:p>-28464</text:p>
          </table:table-cell>
          <table:table-cell office:value-type="float" office:value="-28494" calcext:value-type="float">
            <text:p>-2849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464" calcext:value-type="float">
            <text:p>-28464</text:p>
          </table:table-cell>
          <table:table-cell office:value-type="float" office:value="-28494" calcext:value-type="float">
            <text:p>-2849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4" calcext:value-type="float">
            <text:p>-28494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4" calcext:value-type="float">
            <text:p>-284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4" calcext:value-type="float">
            <text:p>-284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4" calcext:value-type="float">
            <text:p>-28494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4" calcext:value-type="float">
            <text:p>-284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4" calcext:value-type="float">
            <text:p>-284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4" calcext:value-type="float">
            <text:p>-284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4" calcext:value-type="float">
            <text:p>-284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4" calcext:value-type="float">
            <text:p>-284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4" calcext:value-type="float">
            <text:p>-284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4" calcext:value-type="float">
            <text:p>-28494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4" calcext:value-type="float">
            <text:p>-284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4" calcext:value-type="float">
            <text:p>-284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4" calcext:value-type="float">
            <text:p>-284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4" calcext:value-type="float">
            <text:p>-28494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60" calcext:value-type="float">
            <text:p>-28560</text:p>
          </table:table-cell>
          <table:table-cell office:value-type="float" office:value="-28494" calcext:value-type="float">
            <text:p>-28494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4" calcext:value-type="float">
            <text:p>-28494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4" calcext:value-type="float">
            <text:p>-28494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4" calcext:value-type="float">
            <text:p>-28494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4" calcext:value-type="float">
            <text:p>-284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4" calcext:value-type="float">
            <text:p>-28494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4" calcext:value-type="float">
            <text:p>-2849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4" calcext:value-type="float">
            <text:p>-2849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4" calcext:value-type="float">
            <text:p>-28494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4" calcext:value-type="float">
            <text:p>-28494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4" calcext:value-type="float">
            <text:p>-28494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4" calcext:value-type="float">
            <text:p>-28494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4" calcext:value-type="float">
            <text:p>-28494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4" calcext:value-type="float">
            <text:p>-28494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4" calcext:value-type="float">
            <text:p>-28494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4" calcext:value-type="float">
            <text:p>-28494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4" calcext:value-type="float">
            <text:p>-28494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4" calcext:value-type="float">
            <text:p>-28494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4" calcext:value-type="float">
            <text:p>-28494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4" calcext:value-type="float">
            <text:p>-28494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4" calcext:value-type="float">
            <text:p>-28494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4" calcext:value-type="float">
            <text:p>-28494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4" calcext:value-type="float">
            <text:p>-28494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4" calcext:value-type="float">
            <text:p>-28494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5" calcext:value-type="float">
            <text:p>-28495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-28560" calcext:value-type="float">
            <text:p>-28560</text:p>
          </table:table-cell>
          <table:table-cell office:value-type="float" office:value="-28495" calcext:value-type="float">
            <text:p>-28495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560" calcext:value-type="float">
            <text:p>-28560</text:p>
          </table:table-cell>
          <table:table-cell office:value-type="float" office:value="-28495" calcext:value-type="float">
            <text:p>-28495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560" calcext:value-type="float">
            <text:p>-28560</text:p>
          </table:table-cell>
          <table:table-cell office:value-type="float" office:value="-28495" calcext:value-type="float">
            <text:p>-28495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5" calcext:value-type="float">
            <text:p>-28495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5" calcext:value-type="float">
            <text:p>-28495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-28560" calcext:value-type="float">
            <text:p>-28560</text:p>
          </table:table-cell>
          <table:table-cell office:value-type="float" office:value="-28495" calcext:value-type="float">
            <text:p>-28495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5" calcext:value-type="float">
            <text:p>-28495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5" calcext:value-type="float">
            <text:p>-28495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5" calcext:value-type="float">
            <text:p>-28495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5" calcext:value-type="float">
            <text:p>-28495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5" calcext:value-type="float">
            <text:p>-28495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5" calcext:value-type="float">
            <text:p>-28495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5" calcext:value-type="float">
            <text:p>-28495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5" calcext:value-type="float">
            <text:p>-28495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5" calcext:value-type="float">
            <text:p>-28495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5" calcext:value-type="float">
            <text:p>-28495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-28560" calcext:value-type="float">
            <text:p>-28560</text:p>
          </table:table-cell>
          <table:table-cell office:value-type="float" office:value="-28495" calcext:value-type="float">
            <text:p>-28495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5" calcext:value-type="float">
            <text:p>-28495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5" calcext:value-type="float">
            <text:p>-28495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5" calcext:value-type="float">
            <text:p>-28495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5" calcext:value-type="float">
            <text:p>-2849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5" calcext:value-type="float">
            <text:p>-2849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5" calcext:value-type="float">
            <text:p>-28495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-28464" calcext:value-type="float">
            <text:p>-28464</text:p>
          </table:table-cell>
          <table:table-cell office:value-type="float" office:value="-28495" calcext:value-type="float">
            <text:p>-2849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5" calcext:value-type="float">
            <text:p>-28495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5" calcext:value-type="float">
            <text:p>-28495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5" calcext:value-type="float">
            <text:p>-28495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5" calcext:value-type="float">
            <text:p>-28495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table:number-columns-repeated="2" office:value-type="float" office:value="-28496" calcext:value-type="float">
            <text:p>-28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5" calcext:value-type="float">
            <text:p>-2849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table:number-columns-repeated="2" office:value-type="float" office:value="-28496" calcext:value-type="float">
            <text:p>-28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6" calcext:value-type="float">
            <text:p>-2849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table:number-columns-repeated="2" office:value-type="float" office:value="-28496" calcext:value-type="float">
            <text:p>-28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table:number-columns-repeated="2" office:value-type="float" office:value="-28496" calcext:value-type="float">
            <text:p>-28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6" calcext:value-type="float">
            <text:p>-2849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table:number-columns-repeated="2" office:value-type="float" office:value="-28496" calcext:value-type="float">
            <text:p>-28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6" calcext:value-type="float">
            <text:p>-28496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6" calcext:value-type="float">
            <text:p>-28496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6" calcext:value-type="float">
            <text:p>-28496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6" calcext:value-type="float">
            <text:p>-28496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6" calcext:value-type="float">
            <text:p>-28496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6" calcext:value-type="float">
            <text:p>-28496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6" calcext:value-type="float">
            <text:p>-28496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table:number-columns-repeated="2" office:value-type="float" office:value="-28496" calcext:value-type="float">
            <text:p>-28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60" calcext:value-type="float">
            <text:p>-28560</text:p>
          </table:table-cell>
          <table:table-cell office:value-type="float" office:value="-28496" calcext:value-type="float">
            <text:p>-28496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60" calcext:value-type="float">
            <text:p>-28560</text:p>
          </table:table-cell>
          <table:table-cell office:value-type="float" office:value="-28496" calcext:value-type="float">
            <text:p>-28496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60" calcext:value-type="float">
            <text:p>-28560</text:p>
          </table:table-cell>
          <table:table-cell office:value-type="float" office:value="-28496" calcext:value-type="float">
            <text:p>-28496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6" calcext:value-type="float">
            <text:p>-28496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320" calcext:value-type="float">
            <text:p>-28320</text:p>
          </table:table-cell>
          <table:table-cell office:value-type="float" office:value="-28496" calcext:value-type="float">
            <text:p>-28496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-28176" calcext:value-type="float">
            <text:p>-28176</text:p>
          </table:table-cell>
          <table:table-cell office:value-type="float" office:value="-28496" calcext:value-type="float">
            <text:p>-28496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-28464" calcext:value-type="float">
            <text:p>-28464</text:p>
          </table:table-cell>
          <table:table-cell office:value-type="float" office:value="-28496" calcext:value-type="float">
            <text:p>-2849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table:number-columns-repeated="2" office:value-type="float" office:value="-28496" calcext:value-type="float">
            <text:p>-28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6" calcext:value-type="float">
            <text:p>-28496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6" calcext:value-type="float">
            <text:p>-28496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table:number-columns-repeated="2" office:value-type="float" office:value="-28496" calcext:value-type="float">
            <text:p>-28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table:number-columns-repeated="2" office:value-type="float" office:value="-28496" calcext:value-type="float">
            <text:p>-28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table:number-columns-repeated="2" office:value-type="float" office:value="-28496" calcext:value-type="float">
            <text:p>-28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table:number-columns-repeated="2" office:value-type="float" office:value="-28496" calcext:value-type="float">
            <text:p>-28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6" calcext:value-type="float">
            <text:p>-28496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6" calcext:value-type="float">
            <text:p>-2849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464" calcext:value-type="float">
            <text:p>-28464</text:p>
          </table:table-cell>
          <table:table-cell office:value-type="float" office:value="-28496" calcext:value-type="float">
            <text:p>-2849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table:number-columns-repeated="2" office:value-type="float" office:value="-28496" calcext:value-type="float">
            <text:p>-28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table:number-columns-repeated="2" office:value-type="float" office:value="-28496" calcext:value-type="float">
            <text:p>-28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6" calcext:value-type="float">
            <text:p>-2849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table:number-columns-repeated="2" office:value-type="float" office:value="-28496" calcext:value-type="float">
            <text:p>-28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6" calcext:value-type="float">
            <text:p>-2849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 office:value-type="float" office:value="-28496" calcext:value-type="float">
            <text:p>-28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table:number-columns-repeated="2" office:value-type="float" office:value="-28496" calcext:value-type="float">
            <text:p>-28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table:number-columns-repeated="2" office:value-type="float" office:value="-28496" calcext:value-type="float">
            <text:p>-28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table:number-columns-repeated="2" office:value-type="float" office:value="-28496" calcext:value-type="float">
            <text:p>-28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6" calcext:value-type="float">
            <text:p>-28496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6" calcext:value-type="float">
            <text:p>-28496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6" calcext:value-type="float">
            <text:p>-28496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-28560" calcext:value-type="float">
            <text:p>-28560</text:p>
          </table:table-cell>
          <table:table-cell office:value-type="float" office:value="-28496" calcext:value-type="float">
            <text:p>-28496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6" calcext:value-type="float">
            <text:p>-28496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6" calcext:value-type="float">
            <text:p>-28496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60" calcext:value-type="float">
            <text:p>-28560</text:p>
          </table:table-cell>
          <table:table-cell office:value-type="float" office:value="-28497" calcext:value-type="float">
            <text:p>-28497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-28576" calcext:value-type="float">
            <text:p>-28576</text:p>
          </table:table-cell>
          <table:table-cell office:value-type="float" office:value="-28497" calcext:value-type="float">
            <text:p>-28497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 office:value-type="float" office:value="-28304" calcext:value-type="float">
            <text:p>-28304</text:p>
          </table:table-cell>
          <table:table-cell office:value-type="float" office:value="-28497" calcext:value-type="float">
            <text:p>-28497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-28304" calcext:value-type="float">
            <text:p>-28304</text:p>
          </table:table-cell>
          <table:table-cell office:value-type="float" office:value="-28496" calcext:value-type="float">
            <text:p>-28496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6" calcext:value-type="float">
            <text:p>-28496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6" calcext:value-type="float">
            <text:p>-28496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float" office:value="-28560" calcext:value-type="float">
            <text:p>-28560</text:p>
          </table:table-cell>
          <table:table-cell office:value-type="float" office:value="-28496" calcext:value-type="float">
            <text:p>-28496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float" office:value="-28560" calcext:value-type="float">
            <text:p>-28560</text:p>
          </table:table-cell>
          <table:table-cell office:value-type="float" office:value="-28496" calcext:value-type="float">
            <text:p>-28496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7" calcext:value-type="float">
            <text:p>-28497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-28560" calcext:value-type="float">
            <text:p>-28560</text:p>
          </table:table-cell>
          <table:table-cell office:value-type="float" office:value="-28497" calcext:value-type="float">
            <text:p>-28497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-28560" calcext:value-type="float">
            <text:p>-28560</text:p>
          </table:table-cell>
          <table:table-cell office:value-type="float" office:value="-28497" calcext:value-type="float">
            <text:p>-28497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7" calcext:value-type="float">
            <text:p>-28497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7" calcext:value-type="float">
            <text:p>-2849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7" calcext:value-type="float">
            <text:p>-2849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7" calcext:value-type="float">
            <text:p>-28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7" calcext:value-type="float">
            <text:p>-28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7" calcext:value-type="float">
            <text:p>-28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7" calcext:value-type="float">
            <text:p>-28497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7" calcext:value-type="float">
            <text:p>-28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7" calcext:value-type="float">
            <text:p>-28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7" calcext:value-type="float">
            <text:p>-2849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7" calcext:value-type="float">
            <text:p>-28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7" calcext:value-type="float">
            <text:p>-28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7" calcext:value-type="float">
            <text:p>-2849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7" calcext:value-type="float">
            <text:p>-28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7" calcext:value-type="float">
            <text:p>-28497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7" calcext:value-type="float">
            <text:p>-28497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7" calcext:value-type="float">
            <text:p>-28497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7" calcext:value-type="float">
            <text:p>-28497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7" calcext:value-type="float">
            <text:p>-28497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7" calcext:value-type="float">
            <text:p>-28497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7" calcext:value-type="float">
            <text:p>-28497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7" calcext:value-type="float">
            <text:p>-28497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60" calcext:value-type="float">
            <text:p>-28560</text:p>
          </table:table-cell>
          <table:table-cell office:value-type="float" office:value="-28497" calcext:value-type="float">
            <text:p>-28497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7" calcext:value-type="float">
            <text:p>-28497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7" calcext:value-type="float">
            <text:p>-28497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7" calcext:value-type="float">
            <text:p>-28497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8" calcext:value-type="float">
            <text:p>-28498</text:p>
          </table:table-cell>
          <table:table-cell office:value-type="float" office:value="-46" calcext:value-type="float">
            <text:p>-46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8" calcext:value-type="float">
            <text:p>-28498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-28560" calcext:value-type="float">
            <text:p>-28560</text:p>
          </table:table-cell>
          <table:table-cell office:value-type="float" office:value="-28498" calcext:value-type="float">
            <text:p>-28498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-28432" calcext:value-type="float">
            <text:p>-28432</text:p>
          </table:table-cell>
          <table:table-cell office:value-type="float" office:value="-28498" calcext:value-type="float">
            <text:p>-28498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-28192" calcext:value-type="float">
            <text:p>-28192</text:p>
          </table:table-cell>
          <table:table-cell office:value-type="float" office:value="-28497" calcext:value-type="float">
            <text:p>-28497</text:p>
          </table:table-cell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7" calcext:value-type="float">
            <text:p>-28497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7" calcext:value-type="float">
            <text:p>-28497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7" calcext:value-type="float">
            <text:p>-2849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7" calcext:value-type="float">
            <text:p>-2849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7" calcext:value-type="float">
            <text:p>-28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7" calcext:value-type="float">
            <text:p>-28497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7" calcext:value-type="float">
            <text:p>-2849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7" calcext:value-type="float">
            <text:p>-28497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7" calcext:value-type="float">
            <text:p>-28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7" calcext:value-type="float">
            <text:p>-28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7" calcext:value-type="float">
            <text:p>-28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7" calcext:value-type="float">
            <text:p>-28497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8" calcext:value-type="float">
            <text:p>-284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8" calcext:value-type="float">
            <text:p>-284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8" calcext:value-type="float">
            <text:p>-284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8" calcext:value-type="float">
            <text:p>-284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28544" calcext:value-type="float">
            <text:p>-28544</text:p>
          </table:table-cell>
          <table:table-cell office:value-type="float" office:value="-28498" calcext:value-type="float">
            <text:p>-28498</text:p>
          </table:table-cell>
          <table:table-cell office:value-type="float" office:value="-46" calcext:value-type="float">
            <text:p>-46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8" calcext:value-type="float">
            <text:p>-284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8" calcext:value-type="float">
            <text:p>-28498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8" calcext:value-type="float">
            <text:p>-284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8" calcext:value-type="float">
            <text:p>-284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8" calcext:value-type="float">
            <text:p>-28498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8" calcext:value-type="float">
            <text:p>-284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8" calcext:value-type="float">
            <text:p>-28498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28" calcext:value-type="float">
            <text:p>-28528</text:p>
          </table:table-cell>
          <table:table-cell office:value-type="float" office:value="-28498" calcext:value-type="float">
            <text:p>-28498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-28480" calcext:value-type="float">
            <text:p>-28480</text:p>
          </table:table-cell>
          <table:table-cell office:value-type="float" office:value="-28498" calcext:value-type="float">
            <text:p>-2849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512" calcext:value-type="float">
            <text:p>-28512</text:p>
          </table:table-cell>
          <table:table-cell office:value-type="float" office:value="-28498" calcext:value-type="float">
            <text:p>-28498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float" office:value="-28496" calcext:value-type="float">
            <text:p>-28496</text:p>
          </table:table-cell>
          <table:table-cell office:value-type="float" office:value="-28498" calcext:value-type="float">
            <text:p>-28498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9T22:53:27.484441120</dc:date>
    <meta:editing-duration>PT2M36S</meta:editing-duration>
    <meta:editing-cycles>1</meta:editing-cycles>
    <meta:document-statistic meta:table-count="1" meta:cell-count="1917" meta:object-count="3"/>
    <meta:generator>LibreOffice/5.1.2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values.A1:values.A641" svg:x="0.32cm" svg:y="0.18cm" svg:width="12.534cm" svg:height="8.64cm">
          <chartooo:coordinate-region svg:x="1.603cm" svg:y="0.379cm" svg:width="11.25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lues.A1:values.A641" chart:class="chart:line">
            <chart:data-point chart:repeated="6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values.A1:values.A6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8464">
                <text:p>-284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464">
                <text:p>-28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8560">
                <text:p>-285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8560">
                <text:p>-285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8560">
                <text:p>-285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8560">
                <text:p>-285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8560">
                <text:p>-2856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8560">
                <text:p>-285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8464">
                <text:p>-284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28560">
                <text:p>-2856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28560">
                <text:p>-2856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28560">
                <text:p>-2856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28320">
                <text:p>-2832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28176">
                <text:p>-281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28464">
                <text:p>-284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8464">
                <text:p>-284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28560">
                <text:p>-2856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8560">
                <text:p>-2856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8576">
                <text:p>-285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28304">
                <text:p>-283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8304">
                <text:p>-283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28560">
                <text:p>-2856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28560">
                <text:p>-2856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8560">
                <text:p>-2856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28560">
                <text:p>-2856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28560">
                <text:p>-2856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28560">
                <text:p>-2856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28432">
                <text:p>-2843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28192">
                <text:p>-281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28544">
                <text:p>-2854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28528">
                <text:p>-2852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28480">
                <text:p>-2848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28512">
                <text:p>-285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28496">
                <text:p>-28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values.B2:values.B641" svg:x="0.32cm" svg:y="0.18cm" svg:width="12.508cm" svg:height="8.64cm">
          <chartooo:coordinate-region svg:x="1.603cm" svg:y="0.379cm" svg:width="11.22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lues.B2:values.B641" chart:class="chart:line">
            <chart:data-point chart:repeated="6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8494">
                <text:p>-28494</text:p>
                <draw:g>
                  <svg:desc>values.B2:values.B6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8494">
                <text:p>-284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8495">
                <text:p>-284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28496">
                <text:p>-284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28497">
                <text:p>-2849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28498">
                <text:p>-284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28498">
                <text:p>-284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values.C2:values.C641" svg:x="0.32cm" svg:y="0.18cm" svg:width="12.508cm" svg:height="8.64cm">
          <chartooo:coordinate-region svg:x="1.232cm" svg:y="0.379cm" svg:width="11.59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lues.C2:values.C641" chart:class="chart:line">
            <chart:data-point chart:repeated="6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">
                <text:p>-18</text:p>
                <draw:g>
                  <svg:desc>values.C2:values.C6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